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18.064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シート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table:style-name="ce1" office:value-type="string">
            <text:p>名前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値段</text:p>
          </table:table-cell>
          <table:table-cell table:style-name="ce1" office:value-type="string">
            <text:p>効果値</text:p>
          </table:table-cell>
          <table:table-cell table:style-name="ce3" office:value-type="string">
            <text:p>EnIemEffectPlayerStatus</text:p>
          </table:table-cell>
          <table:table-cell office:value-type="string">
            <text:p>タイプ</text:p>
          </table:table-cell>
          <table:table-cell office:value-type="string">
            <text:p>分類</text:p>
          </table:table-cell>
          <table:table-cell office:value-type="string">
            <text:p>説明文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ヒノキの剣</text:p>
          </table:table-cell>
          <table:table-cell table:style-name="ce1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ヒノ木で作られた木剣。子供たちが好んで使っている。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銅の剣</text:p>
          </table:table-cell>
          <table:table-cell table:style-name="ce1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銅で作られた剣。護身用として好んで使われている。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鉄の剣</text:p>
          </table:table-cell>
          <table:table-cell table:style-name="ce1"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鉄で作られた剣。兵士や傭兵、冒険者が愛用している。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鋼の剣</text:p>
          </table:table-cell>
          <table:table-cell table:style-name="ce1"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鋼で作られた剣。騎士や兵隊長など上位職のものが愛用している。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魔法の剣</text:p>
          </table:table-cell>
          <table:table-cell table:style-name="ce1"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50">
            <text:p>25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魔力が込められた剣。一部の上流階級のみが所持している。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ロングソード</text:p>
          </table:table-cell>
          <table:table-cell table:style-name="ce1"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通常の片手剣より長い剣。馬上で敵を討つために作られた。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バイキングソード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60">
            <text:p>6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table:style-name="Default" office:value-type="string">
            <text:p>片手剣</text:p>
          </table:table-cell>
          <table:table-cell office:value-type="string">
            <text:p>ある民族が使用していた剣。民族の中でも上流階級の者が愛用していた武器。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古びた剣</text:p>
          </table:table-cell>
          <table:table-cell table:style-name="ce1"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さび付いた剣。かなりの年月が経っており、武器としてはほとんど意味をなさない。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ショートソード</text:p>
          </table:table-cell>
          <table:table-cell table:style-name="ce1"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一般的な片手剣。主に歩兵が愛用している。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英雄の剣</text:p>
          </table:table-cell>
          <table:table-cell table:style-name="ce1" office:value-type="float" office:value="10">
            <text:p>10</text:p>
          </table:table-cell>
          <table:table-cell table:style-name="Default" office:value-type="float" office:value="9999">
            <text:p>9999</text:p>
          </table:table-cell>
          <table:table-cell table:style-name="Default"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片手剣</text:p>
          </table:table-cell>
          <table:table-cell office:value-type="string">
            <text:p>国の英雄のみに贈られる剣。一振りで敵を屠ることのできる強力な力を秘めている。</text:p>
          </table:table-cell>
          <table:table-cell table:number-columns-repeated="1016"/>
        </table:table-row>
        <table:table-row table:style-name="ro4">
          <table:table-cell office:value-type="string">
            <text:p>グレートソード</text:p>
          </table:table-cell>
          <table:table-cell table:style-name="ce1"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70">
            <text:p>7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4">
          <table:table-cell office:value-type="string">
            <text:p>バスターソード</text:p>
          </table:table-cell>
          <table:table-cell table:style-name="ce1" office:value-type="float" office:value="12">
            <text:p>12</text:p>
          </table:table-cell>
          <table:table-cell office:value-type="float" office:value="700">
            <text:p>700</text:p>
          </table:table-cell>
          <table:table-cell office:value-type="float" office:value="120">
            <text:p>1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4">
          <table:table-cell table:style-name="ce1" office:value-type="string">
            <text:p>クレイモア</text:p>
          </table:table-cell>
          <table:table-cell table:style-name="ce1"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90">
            <text:p>9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ツヴァイハンダー</text:p>
          </table:table-cell>
          <table:table-cell table:style-name="ce1" office:value-type="float" office:value="14">
            <text:p>14</text:p>
          </table:table-cell>
          <table:table-cell office:value-type="float" office:value="650">
            <text:p>650</text:p>
          </table:table-cell>
          <table:table-cell office:value-type="float" office:value="100">
            <text:p>10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4">
          <table:table-cell table:style-name="Default" office:value-type="string">
            <text:p>騎士の大剣</text:p>
          </table:table-cell>
          <table:table-cell table:style-name="ce1" office:value-type="float" office:value="15">
            <text:p>15</text:p>
          </table:table-cell>
          <table:table-cell table:style-name="Default" office:value-type="float" office:value="700">
            <text:p>700</text:p>
          </table:table-cell>
          <table:table-cell table:style-name="Default" office:value-type="float" office:value="130">
            <text:p>13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4">
          <table:table-cell office:value-type="string">
            <text:p>炎の大剣</text:p>
          </table:table-cell>
          <table:table-cell table:style-name="ce1" office:value-type="float" office:value="16">
            <text:p>16</text:p>
          </table:table-cell>
          <table:table-cell office:value-type="float" office:value="1200">
            <text:p>1200</text:p>
          </table:table-cell>
          <table:table-cell office:value-type="float" office:value="180">
            <text:p>18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4">
          <table:table-cell office:value-type="string">
            <text:p>氷の大剣</text:p>
          </table:table-cell>
          <table:table-cell table:style-name="ce1" office:value-type="float" office:value="17">
            <text:p>17</text:p>
          </table:table-cell>
          <table:table-cell office:value-type="float" office:value="1201">
            <text:p>1201</text:p>
          </table:table-cell>
          <table:table-cell office:value-type="float" office:value="180">
            <text:p>18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4">
          <table:table-cell office:value-type="string">
            <text:p>雷の大剣</text:p>
          </table:table-cell>
          <table:table-cell table:style-name="ce1" office:value-type="float" office:value="18">
            <text:p>18</text:p>
          </table:table-cell>
          <table:table-cell office:value-type="float" office:value="1202">
            <text:p>1202</text:p>
          </table:table-cell>
          <table:table-cell office:value-type="float" office:value="180">
            <text:p>18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4">
          <table:table-cell office:value-type="string">
            <text:p>丸太</text:p>
          </table:table-cell>
          <table:table-cell table:style-name="ce1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4">
          <table:table-cell table:style-name="Default" office:value-type="string">
            <text:p>英雄の大剣</text:p>
          </table:table-cell>
          <table:table-cell table:style-name="ce1" office:value-type="float" office:value="20">
            <text:p>20</text:p>
          </table:table-cell>
          <table:table-cell table:style-name="Default" office:value-type="float" office:value="9999">
            <text:p>9999</text:p>
          </table:table-cell>
          <table:table-cell table:style-name="Default" office:value-type="float" office:value="999">
            <text:p>999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両手持ち</text:p>
          </table:table-cell>
          <table:table-cell table:number-columns-repeated="1017"/>
        </table:table-row>
        <table:table-row table:style-name="ro4">
          <table:table-cell office:value-type="string">
            <text:p>木の弓</text:p>
          </table:table-cell>
          <table:table-cell table:style-name="ce1"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旅人の弓 </text:p>
          </table:table-cell>
          <table:table-cell table:style-name="ce1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 office:value-type="string">
            <text:p>兵士の弓 </text:p>
          </table:table-cell>
          <table:table-cell table:style-name="ce1"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 office:value-type="string">
            <text:p>森人の弓</text:p>
          </table:table-cell>
          <table:table-cell table:style-name="ce1" office:value-type="float" office:value="24">
            <text:p>24</text:p>
          </table:table-cell>
          <table:table-cell office:value-type="float" office:value="600">
            <text:p>600</text:p>
          </table:table-cell>
          <table:table-cell office:value-type="float" office:value="40">
            <text:p>40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 office:value-type="string">
            <text:p>ボロイ弓</text:p>
          </table:table-cell>
          <table:table-cell table:style-name="ce1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/>
          <table:table-cell table:style-name="ce1" office:value-type="float" office:value="26">
            <text:p>26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/>
          <table:table-cell table:style-name="ce1" office:value-type="float" office:value="27">
            <text:p>27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/>
          <table:table-cell table:style-name="ce1" office:value-type="float" office:value="28">
            <text:p>28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>
          <table:table-cell/>
          <table:table-cell table:style-name="ce1" office:value-type="float" office:value="29">
            <text:p>29</text:p>
          </table:table-cell>
          <table:table-cell table:number-columns-repeated="2"/>
          <table:table-cell office:value-type="string">
            <text:p>攻撃力</text:p>
          </table:table-cell>
          <table:table-cell office:value-type="string">
            <text:p>装備</text:p>
          </table:table-cell>
          <table:table-cell office:value-type="string">
            <text:p>弓</text:p>
          </table:table-cell>
          <table:table-cell table:number-columns-repeated="1017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2018/11/27</text:date>, <text:time>11:22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11:22:42.46</dc:date>
    <meta:generator>OpenOffice/4.1.5$Win32 OpenOffice.org_project/415m1$Build-9789</meta:generator>
    <meta:editing-duration>PT3H14M9S</meta:editing-duration>
    <meta:editing-cycles>6</meta:editing-cycles>
    <meta:document-statistic meta:table-count="1" meta:cell-count="209" meta:object-count="0"/>
  </office:meta>
</office:document-meta>
</file>